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5.00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05c2af"/>
    </style:style>
    <style:style style:name="P4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099836"/>
    </style:style>
    <style:style style:name="P5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09d402"/>
    </style:style>
    <style:style style:name="P6" style:family="paragraph" style:parent-style-name="Standard">
      <style:paragraph-properties fo:margin-top="0cm" fo:margin-bottom="0cm" loext:contextual-spacing="false" fo:line-height="150%">
        <style:tab-stops>
          <style:tab-stop style:position="13.002cm" style:leader-style="dotted" style:leader-text="."/>
        </style:tab-stops>
      </style:paragraph-properties>
      <style:text-properties officeooo:paragraph-rsid="00099836"/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50%">
        <style:tab-stops>
          <style:tab-stop style:position="13.002cm" style:leader-style="dotted" style:leader-text="."/>
        </style:tab-stops>
      </style:paragraph-properties>
      <style:text-properties style:font-name="Times New Roman" fo:font-size="12pt" fo:language="id" fo:country="ID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50%">
        <style:tab-stops>
          <style:tab-stop style:position="13.002cm" style:leader-style="dotted" style:leader-text="."/>
        </style:tab-stops>
      </style:paragraph-properties>
      <style:text-properties style:font-name="Times New Roman" fo:font-size="12pt" fo:language="id" fo:country="ID" officeooo:rsid="00099836" officeooo:paragraph-rsid="00099836" style:font-size-asian="12pt" style:font-name-complex="Times New Roman1" style:font-size-complex="12pt"/>
    </style:style>
    <style:style style:name="P10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Times New Roman" fo:font-size="12pt" fo:language="id" fo:country="ID" style:font-size-asian="12pt" style:font-name-complex="Times New Roman1" style:font-size-complex="12pt"/>
    </style:style>
    <style:style style:name="P11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0aecc6"/>
    </style:style>
    <style:style style:name="P12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0bf699"/>
    </style:style>
    <style:style style:name="P13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36bc1d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8af4d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99836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f84ff9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740e05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f9d1bd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09d402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0aecc6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fe1305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0bf699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0d1155" style:font-size-asian="12pt" style:font-name-complex="Times New Roman1" style:font-size-complex="12pt"/>
    </style:style>
    <style:style style:name="T13" style:family="text">
      <style:text-properties style:font-name="Times New Roman" fo:font-size="12pt" fo:language="id" fo:country="ID" style:font-size-asian="12pt" style:font-name-complex="Times New Roman1" style:font-size-complex="12pt"/>
    </style:style>
    <style:style style:name="T14" style:family="text">
      <style:text-properties style:font-name="Times New Roman" fo:font-size="12pt" fo:language="id" fo:country="ID" officeooo:rsid="0005c2af" style:font-size-asian="12pt" style:font-name-complex="Times New Roman1" style:font-size-complex="12pt"/>
    </style:style>
    <style:style style:name="T15" style:family="text">
      <style:text-properties style:font-name="Times New Roman" fo:font-size="12pt" fo:language="id" fo:country="ID" officeooo:rsid="0008af4d" style:font-size-asian="12pt" style:font-name-complex="Times New Roman1" style:font-size-complex="12pt"/>
    </style:style>
    <style:style style:name="T16" style:family="text">
      <style:text-properties style:font-name="Times New Roman" fo:font-size="12pt" fo:language="id" fo:country="ID" officeooo:rsid="003b05d9" style:font-size-asian="12pt" style:font-name-complex="Times New Roman1" style:font-size-complex="12pt"/>
    </style:style>
    <style:style style:name="T17" style:family="text">
      <style:text-properties style:font-name="Times New Roman" fo:font-size="12pt" fo:language="id" fo:country="ID" officeooo:rsid="00099836" style:font-size-asian="12pt" style:font-name-complex="Times New Roman1" style:font-size-complex="12pt"/>
    </style:style>
    <style:style style:name="T18" style:family="text">
      <style:text-properties style:font-name="Times New Roman" fo:font-size="12pt" fo:language="id" fo:country="ID" officeooo:rsid="00f84ff9" style:font-size-asian="12pt" style:font-name-complex="Times New Roman1" style:font-size-complex="12pt"/>
    </style:style>
    <style:style style:name="T19" style:family="text">
      <style:text-properties style:font-name="Times New Roman" fo:font-size="12pt" fo:language="id" fo:country="ID" officeooo:rsid="0074f08f" style:font-size-asian="12pt" style:font-name-complex="Times New Roman1" style:font-size-complex="12pt"/>
    </style:style>
    <style:style style:name="T20" style:family="text">
      <style:text-properties style:font-name="Times New Roman" fo:font-size="12pt" fo:language="id" fo:country="ID" officeooo:rsid="0069af7a" style:font-size-asian="12pt" style:font-name-complex="Times New Roman1" style:font-size-complex="12pt"/>
    </style:style>
    <style:style style:name="T21" style:family="text">
      <style:text-properties style:font-name="Times New Roman" fo:font-size="12pt" fo:language="id" fo:country="ID" officeooo:rsid="00f9d1bd" style:font-size-asian="12pt" style:font-name-complex="Times New Roman1" style:font-size-complex="12pt"/>
    </style:style>
    <style:style style:name="T22" style:family="text">
      <style:text-properties style:font-name="Times New Roman" fo:font-size="12pt" fo:language="id" fo:country="ID" officeooo:rsid="006c7bbf" style:font-size-asian="12pt" style:font-name-complex="Times New Roman1" style:font-size-complex="12pt"/>
    </style:style>
    <style:style style:name="T23" style:family="text">
      <style:text-properties style:font-name="Times New Roman" fo:font-size="12pt" fo:language="id" fo:country="ID" officeooo:rsid="0009d402" style:font-size-asian="12pt" style:font-name-complex="Times New Roman1" style:font-size-complex="12pt"/>
    </style:style>
    <style:style style:name="T24" style:family="text">
      <style:text-properties style:font-name="Times New Roman" fo:font-size="12pt" fo:language="id" fo:country="ID" officeooo:rsid="00fae96f" style:font-size-asian="12pt" style:font-name-complex="Times New Roman1" style:font-size-complex="12pt"/>
    </style:style>
    <style:style style:name="T25" style:family="text">
      <style:text-properties style:font-name="Times New Roman" fo:font-size="12pt" fo:language="id" fo:country="ID" officeooo:rsid="000aecc6" style:font-size-asian="12pt" style:font-name-complex="Times New Roman1" style:font-size-complex="12pt"/>
    </style:style>
    <style:style style:name="T26" style:family="text">
      <style:text-properties style:font-name="Times New Roman" fo:font-size="12pt" fo:language="id" fo:country="ID" officeooo:rsid="000bf699" style:font-size-asian="12pt" style:font-name-complex="Times New Roman1" style:font-size-complex="12pt"/>
    </style:style>
    <style:style style:name="T27" style:family="text">
      <style:text-properties style:font-name="Times New Roman" fo:font-size="12pt" fo:language="id" fo:country="ID" officeooo:rsid="000d1155" style:font-size-asian="12pt" style:font-name-complex="Times New Roman1" style:font-size-complex="12pt"/>
    </style:style>
    <style:style style:name="T28" style:family="text">
      <style:text-properties style:font-name="Times New Roman" fo:font-size="12pt" fo:language="id" fo:country="ID" fo:font-weight="normal" officeooo:rsid="006f31ee" style:font-size-asian="12pt" style:font-weight-asian="normal" style:font-name-complex="Times New Roman1" style:font-size-complex="12pt" style:font-weight-complex="normal"/>
    </style:style>
    <style:style style:name="T29" style:family="text">
      <style:text-properties style:font-name="Times New Roman" fo:font-size="12pt" fo:language="id" fo:country="ID" fo:font-weight="normal" officeooo:rsid="00f9d1bd" style:font-size-asian="12pt" style:font-weight-asian="normal" style:font-name-complex="Times New Roman1" style:font-size-complex="12pt" style:font-weight-complex="normal"/>
    </style:style>
    <style:style style:name="T30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31" style:family="text">
      <style:text-properties style:font-name="Times New Roman" fo:font-size="12pt" fo:font-weight="normal" officeooo:rsid="007303a4" style:font-size-asian="12pt" style:font-weight-asian="normal" style:font-name-complex="Times New Roman1" style:font-size-complex="12pt" style:font-weight-complex="normal"/>
    </style:style>
    <style:style style:name="T32" style:family="text">
      <style:text-properties style:font-name="Times New Roman" fo:font-size="12pt" fo:font-weight="normal" officeooo:rsid="0008af4d" style:font-size-asian="12pt" style:font-weight-asian="normal" style:font-name-complex="Times New Roman1" style:font-size-complex="12pt" style:font-weight-complex="normal"/>
    </style:style>
    <style:style style:name="T33" style:family="text">
      <style:text-properties style:font-name="Times New Roman" fo:font-size="12pt" fo:font-weight="normal" officeooo:rsid="0009d402" style:font-size-asian="12pt" style:font-weight-asian="normal" style:font-name-complex="Times New Roman1" style:font-size-complex="12pt" style:font-weight-complex="normal"/>
    </style:style>
    <style:style style:name="T34" style:family="text">
      <style:text-properties style:font-name="Times New Roman" fo:font-size="12pt" fo:font-weight="normal" officeooo:rsid="003b05d9" style:font-size-asian="12pt" style:font-weight-asian="normal" style:font-name-complex="Times New Roman1" style:font-size-complex="12pt" style:font-weight-complex="normal"/>
    </style:style>
    <style:style style:name="T35" style:family="text">
      <style:text-properties style:font-name="Times New Roman" fo:font-size="12pt" fo:font-weight="normal" officeooo:rsid="00fd8070" style:font-size-asian="12pt" style:font-weight-asian="normal" style:font-name-complex="Times New Roman1" style:font-size-complex="12pt" style:font-weight-complex="normal"/>
    </style:style>
    <style:style style:name="T36" style:family="text">
      <style:text-properties style:font-name="Times New Roman" fo:font-size="12pt" fo:font-weight="normal" officeooo:rsid="000aecc6" style:font-size-asian="12pt" style:font-weight-asian="normal" style:font-name-complex="Times New Roman1" style:font-size-complex="12pt" style:font-weight-complex="normal"/>
    </style:style>
    <style:style style:name="T37" style:family="text">
      <style:text-properties style:font-name="Times New Roman" fo:font-size="12pt" fo:font-weight="normal" officeooo:rsid="00f84ff9" style:font-size-asian="12pt" style:font-weight-asian="normal" style:font-name-complex="Times New Roman1" style:font-size-complex="12pt" style:font-weight-complex="normal"/>
    </style:style>
    <style:style style:name="T38" style:family="text">
      <style:text-properties style:font-name="Liberation Sans" fo:font-size="12pt" style:font-size-asian="12pt" style:font-name-complex="Times New Roman1" style:font-size-complex="12pt"/>
    </style:style>
    <style:style style:name="T39" style:family="text">
      <style:text-properties style:font-name="Liberation Sans" fo:font-size="12pt" officeooo:rsid="003b05d9" style:font-size-asian="12pt" style:font-name-complex="Times New Roman1" style:font-size-complex="12pt"/>
    </style:style>
    <style:style style:name="T40" style:family="text">
      <style:text-properties style:font-name="Liberation Serif" fo:font-size="12pt" fo:font-weight="normal" officeooo:rsid="0009d402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oBack"/>DAFTAR GAMBAR</text:p>
      <text:p text:style-name="P1"><text:span text:style-name="T13">Gambar <text:tab/><text:tab/><text:tab/><text:tab/><text:tab/><text:tab/><text:tab/><text:tab/> <text:s text:c="3"/></text:span><text:span text:style-name="T1">Halaman</text:span></text:p>
      <text:p text:style-name="P2"><text:span text:style-name="T1">Gambar 3.1. </text:span><text:span text:style-name="T13">Urutan Prosedur Proses Remaster</text:span><text:span text:style-name="T1"><text:tab/></text:span><text:span text:style-name="T14">32</text:span></text:p>
      <text:p text:style-name="P3"><text:span text:style-name="T1">Gambar 4.1 </text:span><text:span text:style-name="T2">Use Case Sistem Operasi</text:span><text:span text:style-name="T13"> .............................................................</text:span><text:span text:style-name="T1">.</text:span><text:span text:style-name="T14">33</text:span></text:p>
      <text:p text:style-name="P11"><text:span text:style-name="T1">Gambar 4.2 </text:span><text:span text:style-name="T30">Diagram Activity Sistem Operasi</text:span><text:span text:style-name="T1"><text:tab/></text:span><text:span text:style-name="T14">3</text:span><text:span text:style-name="T13">5</text:span></text:p>
      <text:p text:style-name="P11"><text:span text:style-name="T1">Gambar 4.3 </text:span><text:span text:style-name="T34">Algoritma Remasering </text:span><text:span text:style-name="T35">Si</text:span><text:span text:style-name="T34">stem Operasi U</text:span><text:span text:style-name="T36">bos</text:span><text:span text:style-name="T13"> </text:span><text:span text:style-name="T1"><text:tab/></text:span><text:span text:style-name="T13">.</text:span><text:span text:style-name="T15">3</text:span><text:span text:style-name="T25">6</text:span></text:p>
      <text:p text:style-name="P11"><text:span text:style-name="T1">Gambar 4.4</text:span><text:span text:style-name="T38"> </text:span><text:span text:style-name="T39">Tampilan Lingkungan Desktop</text:span><text:span text:style-name="T40"> ..……………………………</text:span><text:span text:style-name="T3">...</text:span><text:span text:style-name="T9">40</text:span></text:p>
      <text:p text:style-name="P11"><text:span text:style-name="T1">Gambar 4.5 </text:span><text:span text:style-name="T16">Tampilan Lingkungan Desktop</text:span><text:span text:style-name="T1"><text:tab/></text:span><text:span text:style-name="T13">.</text:span><text:span text:style-name="T15">40</text:span></text:p>
      <text:p text:style-name="P12"><text:span text:style-name="T1">Gambar </text:span><text:span text:style-name="T13">4</text:span><text:span text:style-name="T1">.</text:span><text:span text:style-name="T15">6</text:span><text:span text:style-name="T1"> </text:span><text:span text:style-name="T31">Tampilan </text:span><text:span text:style-name="T37">B</text:span><text:span text:style-name="T31">ooting </text:span><text:span text:style-name="T37">U</text:span><text:span text:style-name="T31">bos</text:span><text:span text:style-name="T1"> <text:tab/>.</text:span><text:span text:style-name="T13">4</text:span><text:span text:style-name="T26">4</text:span></text:p>
      <text:p text:style-name="P12"><text:span text:style-name="T1">Gambar </text:span><text:span text:style-name="T13">4</text:span><text:span text:style-name="T1">.</text:span><text:span text:style-name="T3">7 Pemilihan </text:span><text:span text:style-name="T10">M</text:span><text:span text:style-name="T3">ode </text:span><text:span text:style-name="T10">L</text:span><text:span text:style-name="T3">ive dan </text:span><text:span text:style-name="T10">M</text:span><text:span text:style-name="T3">ode </text:span><text:span text:style-name="T10">In</text:span><text:span text:style-name="T3">stall </text:span><text:span text:style-name="T10">U</text:span><text:span text:style-name="T3">bos</text:span><text:span text:style-name="T13"> </text:span><text:span text:style-name="T1"><text:tab/></text:span><text:span text:style-name="T13">4</text:span><text:span text:style-name="T26">5</text:span></text:p>
      <text:p text:style-name="P4"><text:span text:style-name="T1">Gam</text:span><text:span text:style-name="T11">bar 4.8 </text:span><text:span text:style-name="T1"><text:s/></text:span><text:span text:style-name="T17">Tipe </text:span><text:span text:style-name="T18">I</text:span><text:span text:style-name="T17">nstall dan </text:span><text:span text:style-name="T18">P</text:span><text:span text:style-name="T17">emilihan </text:span><text:span text:style-name="T18">P</text:span><text:span text:style-name="T17">artisi</text:span><text:span text:style-name="T1"><text:tab/></text:span><text:span text:style-name="T13">4</text:span><text:span text:style-name="T17">6</text:span></text:p>
      <text:p text:style-name="P6"><text:span text:style-name="T1">Gambar </text:span><text:span text:style-name="T13">4</text:span><text:span text:style-name="T1">.</text:span><text:span text:style-name="T26">9</text:span><text:span text:style-name="T1">. </text:span><text:span text:style-name="T13">Menyertakan </text:span><text:span text:style-name="T18">P</text:span><text:span text:style-name="T13">embacaan </text:span><text:span text:style-name="T18">K</text:span><text:span text:style-name="T13">ode </text:span><text:span text:style-name="T18">M</text:span><text:span text:style-name="T13">ultimedia</text:span><text:span text:style-name="T1"><text:tab/></text:span><text:span text:style-name="T13">4</text:span><text:span text:style-name="T17">6</text:span></text:p>
      <text:p text:style-name="P8"/>
      <text:p text:style-name="P6"><text:span text:style-name="T1">Gambar </text:span><text:span text:style-name="T13">4</text:span><text:span text:style-name="T1">.</text:span><text:span text:style-name="T4">1</text:span><text:span text:style-name="T11">0 </text:span><text:span text:style-name="T4">Posisi </text:span><text:span text:style-name="T5">P</text:span><text:span text:style-name="T4">enginstall </text:span><text:span text:style-name="T5">U</text:span><text:span text:style-name="T4">bos</text:span><text:span text:style-name="T1"><text:tab/></text:span><text:span text:style-name="T13">4</text:span><text:span text:style-name="T17">7</text:span></text:p>
      <text:p text:style-name="P9"/>
      <text:p text:style-name="P4"><text:span text:style-name="T1">Gambar </text:span><text:span text:style-name="T13">4</text:span><text:span text:style-name="T1">.</text:span><text:span text:style-name="T17">1</text:span><text:span text:style-name="T26">1 </text:span><text:span text:style-name="T17">Pemilihan </text:span><text:span text:style-name="T18">M</text:span><text:span text:style-name="T17">ap </text:span><text:span text:style-name="T18">K</text:span><text:span text:style-name="T17">eyboard</text:span><text:span text:style-name="T1"><text:tab/></text:span><text:span text:style-name="T17">48</text:span></text:p>
      <text:p text:style-name="P4"><text:span text:style-name="T1">Gambar </text:span><text:span text:style-name="T13">4</text:span><text:span text:style-name="T1">.</text:span><text:span text:style-name="T4">1</text:span><text:span text:style-name="T11">2</text:span><text:span text:style-name="T4"> Memasukan </text:span><text:span text:style-name="T5">N</text:span><text:span text:style-name="T4">ama </text:span><text:span text:style-name="T5">P</text:span><text:span text:style-name="T4">engguna dan </text:span><text:span text:style-name="T5">P</text:span><text:span text:style-name="T4">assword</text:span><text:span text:style-name="T13"> </text:span><text:span text:style-name="T1"><text:tab/></text:span><text:span text:style-name="T17">48</text:span></text:p>
      <text:p text:style-name="P4"><text:span text:style-name="T1">Gambar </text:span><text:span text:style-name="T13">4</text:span><text:span text:style-name="T1">.</text:span><text:span text:style-name="T17">1</text:span><text:span text:style-name="T26">3 </text:span><text:span text:style-name="T17">Tampilan </text:span><text:span text:style-name="T18">S</text:span><text:span text:style-name="T17">lideshow 1 </text:span><text:span text:style-name="T18">I</text:span><text:span text:style-name="T17">nstall </text:span><text:span text:style-name="T18">U</text:span><text:span text:style-name="T17">bos</text:span><text:span text:style-name="T1"><text:tab/></text:span><text:span text:style-name="T17">49</text:span></text:p>
      <text:p text:style-name="P4"><text:span text:style-name="T1">Gambar </text:span><text:span text:style-name="T13">4</text:span><text:span text:style-name="T1">.</text:span><text:span text:style-name="T4">1</text:span><text:span text:style-name="T11">4 </text:span><text:span text:style-name="T4">Tampilan </text:span><text:span text:style-name="T5">S</text:span><text:span text:style-name="T4">lideshow </text:span><text:span text:style-name="T6">2</text:span><text:span text:style-name="T4"> </text:span><text:span text:style-name="T5">I</text:span><text:span text:style-name="T4">nstall </text:span><text:span text:style-name="T5">U</text:span><text:span text:style-name="T4">bos</text:span><text:span text:style-name="T13"> </text:span><text:span text:style-name="T1"><text:tab/></text:span><text:span text:style-name="T17">50</text:span></text:p>
      <text:p text:style-name="P4"><text:span text:style-name="T1">Gambar </text:span><text:span text:style-name="T13">4</text:span><text:span text:style-name="T1">.</text:span><text:span text:style-name="T13">1</text:span><text:span text:style-name="T26">5 </text:span><text:span text:style-name="T17">Tampilan </text:span><text:span text:style-name="T18">S</text:span><text:span text:style-name="T17">lideshow </text:span><text:span text:style-name="T19">3</text:span><text:span text:style-name="T17"> </text:span><text:span text:style-name="T18">I</text:span><text:span text:style-name="T17">nstall </text:span><text:span text:style-name="T18">U</text:span><text:span text:style-name="T17">bos</text:span><text:span text:style-name="T13"> </text:span><text:span text:style-name="T1"><text:tab/></text:span><text:span text:style-name="T13">5</text:span><text:span text:style-name="T17">1</text:span></text:p>
      <text:p text:style-name="P4"><text:span text:style-name="T1">Gambar </text:span><text:span text:style-name="T13">4</text:span><text:span text:style-name="T1">.</text:span><text:span text:style-name="T13">1</text:span><text:span text:style-name="T26">6 </text:span><text:span text:style-name="T20">Tampilan </text:span><text:span text:style-name="T21">Sl</text:span><text:span text:style-name="T20">ideshow <text:s/></text:span><text:span text:style-name="T17">4 </text:span><text:span text:style-name="T21">I</text:span><text:span text:style-name="T20">nstall </text:span><text:span text:style-name="T21">U</text:span><text:span text:style-name="T20">bos</text:span><text:span text:style-name="T1"><text:tab/></text:span><text:span text:style-name="T13">5</text:span><text:span text:style-name="T26">1</text:span></text:p>
      <text:p text:style-name="P4"><text:span text:style-name="T1">Gambar </text:span><text:span text:style-name="T13">4</text:span><text:span text:style-name="T1">.</text:span><text:span text:style-name="T13">1</text:span><text:span text:style-name="T26">7</text:span><text:span text:style-name="T17"> </text:span><text:span text:style-name="T22">Tampilan </text:span><text:span text:style-name="T21">S</text:span><text:span text:style-name="T22">lideshow </text:span><text:span text:style-name="T21">5 </text:span><text:span text:style-name="T22"><text:s/></text:span><text:span text:style-name="T21">I</text:span><text:span text:style-name="T22">nstall </text:span><text:span text:style-name="T21">U</text:span><text:span text:style-name="T17">bos</text:span><text:span text:style-name="T22">...........................................</text:span><text:span text:style-name="T13">5</text:span><text:span text:style-name="T17">2</text:span></text:p>
      <text:p text:style-name="P4"><text:soft-page-break/><text:span text:style-name="T1">Gambar </text:span><text:span text:style-name="T13">4</text:span><text:span text:style-name="T1">.</text:span><text:span text:style-name="T13">1</text:span><text:span text:style-name="T27">8 </text:span><text:span text:style-name="T17">Tampilan </text:span><text:span text:style-name="T21">S</text:span><text:span text:style-name="T17">elesai </text:span><text:span text:style-name="T21">P</text:span><text:span text:style-name="T17">eng</text:span><text:span text:style-name="T19">installan Ubos</text:span><text:span text:style-name="T1"><text:tab/></text:span><text:span text:style-name="T13">5</text:span><text:span text:style-name="T17">3</text:span></text:p>
      <text:p text:style-name="P4"><text:span text:style-name="T1">Gambar </text:span><text:span text:style-name="T13">4</text:span><text:span text:style-name="T1">.</text:span><text:span text:style-name="T12">19</text:span><text:span text:style-name="T4"> Tampilan </text:span><text:span text:style-name="T7">Desktop Ubos</text:span><text:span text:style-name="T13"> </text:span><text:span text:style-name="T1"><text:tab/></text:span><text:span text:style-name="T13">5</text:span><text:span text:style-name="T17">3</text:span></text:p>
      <text:p text:style-name="P4"><text:span text:style-name="T1">Gambar </text:span><text:span text:style-name="T13">4</text:span><text:span text:style-name="T1">.</text:span><text:span text:style-name="T4">2</text:span><text:span text:style-name="T12">0</text:span><text:span text:style-name="T4"> Tampilan </text:span><text:span text:style-name="T7">Menu Ubos</text:span><text:span text:style-name="T13"> </text:span><text:span text:style-name="T1"><text:tab/></text:span><text:span text:style-name="T13">5</text:span><text:span text:style-name="T17">4</text:span></text:p>
      <text:p text:style-name="P4"><text:span text:style-name="T1">Gambar </text:span><text:span text:style-name="T13">4</text:span><text:span text:style-name="T1">.</text:span><text:span text:style-name="T17">2</text:span><text:span text:style-name="T27">1</text:span><text:span text:style-name="T17">Tampilan </text:span><text:span text:style-name="T21">Atom di Ubos</text:span><text:span text:style-name="T1"><text:tab/></text:span><text:span text:style-name="T13">5</text:span><text:span text:style-name="T17">4</text:span></text:p>
      <text:p text:style-name="P4"><text:span text:style-name="T1">Gambar </text:span><text:span text:style-name="T13">4</text:span><text:span text:style-name="T1">.</text:span><text:span text:style-name="T17">2</text:span><text:span text:style-name="T27">2 </text:span><text:span text:style-name="T17">Tampilan </text:span><text:span text:style-name="T21">File Manager Ubos</text:span><text:span text:style-name="T1"><text:tab/></text:span><text:span text:style-name="T13">5</text:span><text:span text:style-name="T17">5</text:span></text:p>
      <text:p text:style-name="P4"><text:span text:style-name="T1">Gambar </text:span><text:span text:style-name="T13">4</text:span><text:span text:style-name="T1">.</text:span><text:span text:style-name="T4">2</text:span><text:span text:style-name="T12">3 </text:span><text:span text:style-name="T1">Tampilan </text:span><text:span text:style-name="T7">Meliat Versi Ubos</text:span><text:span text:style-name="T13"> </text:span><text:span text:style-name="T1"><text:tab/></text:span><text:span text:style-name="T13">5</text:span><text:span text:style-name="T17">5</text:span></text:p>
      <text:p text:style-name="P5"><text:span text:style-name="T1">Gambar </text:span><text:span text:style-name="T13">4.</text:span><text:span text:style-name="T23">2</text:span><text:span text:style-name="T27">4 </text:span><text:span text:style-name="T28">Tampilan Kode </text:span><text:span text:style-name="T29">K</text:span><text:span text:style-name="T28">ernel </text:span><text:span text:style-name="T29">U</text:span><text:span text:style-name="T28">bos</text:span><text:span text:style-name="T1"><text:tab/></text:span><text:span text:style-name="T13">5</text:span><text:span text:style-name="T23">6</text:span></text:p>
      <text:p text:style-name="P5"><text:span text:style-name="T1">Gambar </text:span><text:span text:style-name="T13">4</text:span><text:span text:style-name="T1">.</text:span><text:span text:style-name="T13">2</text:span><text:span text:style-name="T27">5 </text:span><text:span text:style-name="T23">Software Center</text:span><text:span text:style-name="T13"> </text:span><text:span text:style-name="T1"><text:tab/></text:span><text:span text:style-name="T13">5</text:span><text:span text:style-name="T23">7</text:span></text:p>
      <text:p text:style-name="P5"><text:span text:style-name="T1">Gambar </text:span><text:span text:style-name="T13">4</text:span><text:span text:style-name="T1">.</text:span><text:span text:style-name="T13">2</text:span><text:span text:style-name="T27">6 </text:span><text:span text:style-name="T23">Menginstall Audacity dari </text:span><text:span text:style-name="T24">S</text:span><text:span text:style-name="T23">oftware </text:span><text:span text:style-name="T24">C</text:span><text:span text:style-name="T23">enter</text:span><text:span text:style-name="T13"> </text:span><text:span text:style-name="T1"><text:tab/></text:span><text:span text:style-name="T23">57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4.001cm" fo:margin-bottom="1.27cm" fo:margin-left="4.001cm" fo:margin-right="3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v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9:00</meta:creation-date>
    <meta:initial-creator>USER</meta:initial-creator>
    <dc:language>id-ID</dc:language>
    <meta:print-date>2016-06-20T21:40:00</meta:print-date>
    <dc:date>2018-09-03T19:38:27.055128503</dc:date>
    <meta:editing-cycles>5</meta:editing-cycles>
    <meta:editing-duration>PT37M9S</meta:editing-duration>
    <meta:generator>LibreOffice/5.1.6.2$Linux_x86 LibreOffice_project/10m0$Build-2</meta:generator>
    <meta:document-statistic meta:table-count="0" meta:image-count="0" meta:object-count="0" meta:page-count="2" meta:paragraph-count="30" meta:word-count="195" meta:character-count="1359" meta:non-whitespace-character-count="116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